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automatic-styles>
    <style:style style:name="P1"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style>
    <style:style style:name="P2"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officeooo:paragraph-rsid="001a3df0"/>
    </style:style>
    <style:style style:name="P3"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officeooo:paragraph-rsid="001cf5fc"/>
    </style:style>
    <style:style style:name="P4"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P5"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officeooo:paragraph-rsid="001a3df0" fo:background-color="transparent" style:font-name-asian="함초롬바탕1" style:font-size-asian="10pt" style:font-style-asian="normal" style:font-weight-asian="normal" style:font-name-complex="함초롬바탕1" style:font-size-complex="10pt"/>
    </style:style>
    <style:style style:name="P6"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orphans="2" fo:widows="2" fo:text-indent="0cm" style:auto-text-indent="false" fo:background-color="transparent" fo:padding="0cm" fo:border="none"/>
    </style:style>
    <style:style style:name="P7"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orphans="2" fo:widows="2" fo:text-indent="0cm" style:auto-text-indent="false" fo:background-color="transparent" fo:padding="0cm" fo:border="none"/>
      <style:text-properties officeooo:rsid="001a3df0" officeooo:paragraph-rsid="001a3df0"/>
    </style:style>
    <style:style style:name="P8"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reak-before="page" fo:background-color="transparent" fo:padding="0cm" fo:border="none" fo:keep-with-next="auto"/>
    </style:style>
    <style:style style:name="P9" style:family="paragraph" style:parent-style-name="Standard" style:master-pag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style:page-number="1" fo:background-color="transparent" fo:padding="0cm" fo:border="none" fo:keep-with-next="auto"/>
    </style:style>
    <style:style style:name="T1"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loext:char-shading-value="0" style:font-name-asian="함초롬바탕1" style:font-size-asian="10pt" style:font-style-asian="normal" style:font-weight-asian="normal" style:font-name-complex="함초롬바탕1" style:font-size-complex="10pt"/>
    </style:style>
    <style:style style:name="T2"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officeooo:rsid="001a3df0" fo:background-color="transparent" loext:char-shading-value="0" style:font-name-asian="함초롬바탕1" style:font-size-asian="10pt" style:font-style-asian="normal" style:font-weight-asian="normal" style:font-name-complex="함초롬바탕1" style:font-size-complex="10pt"/>
    </style:style>
    <style:style style:name="T3"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officeooo:rsid="001cf5fc" fo:background-color="transparent" loext:char-shading-value="0" style:font-name-asian="함초롬바탕1" style:font-size-asian="10pt" style:font-style-asian="normal" style:font-weight-asian="normal" style:font-name-complex="함초롬바탕1" style:font-size-complex="10pt"/>
    </style:style>
    <style:style style:name="T4" style:family="text">
      <style:text-properties fo:font-variant="normal" fo:text-transform="none" fo:color="#000000" style:text-line-through-style="none" style:text-line-through-type="none" style:text-position="0% 100%" fo:font-size="10pt" fo:font-style="normal" style:text-underline-style="none" fo:font-weight="bold" fo:background-color="transparent" loext:char-shading-value="0" style:font-size-asian="10pt" style:font-style-asian="normal" style:font-weight-asian="bold" style:font-size-complex="10pt"/>
    </style:style>
    <style:style style:name="T5" style:family="text">
      <style:text-properties fo:font-variant="normal" fo:text-transform="none" fo:color="#008000" style:text-line-through-style="none" style:text-line-through-type="none" style:text-position="0% 100%" style:font-name="함초롬바탕" fo:font-size="10pt" fo:font-style="normal" style:text-underline-style="none" fo:font-weight="bold" fo:background-color="transparent" loext:char-shading-value="0" style:font-name-asian="함초롬바탕1" style:font-size-asian="10pt" style:font-style-asian="normal" style:font-weight-asian="bold" style:font-name-complex="함초롬바탕1" style:font-size-complex="10pt"/>
    </style:style>
    <style:style style:name="T6" style:family="text">
      <style:text-properties fo:font-variant="normal" fo:text-transform="none" fo:color="#008000" style:text-line-through-style="none" style:text-line-through-type="none" style:text-position="0% 100%" style:font-name="함초롬바탕" fo:font-size="10pt" fo:font-style="normal" style:text-underline-style="none" fo:font-weight="normal" fo:background-color="transparent" loext:char-shading-value="0" style:font-name-asian="함초롬바탕1" style:font-size-asian="10pt" style:font-style-asian="normal" style:font-weight-asian="normal" style:font-name-complex="함초롬바탕1" style:font-size-complex="10pt"/>
    </style:style>
    <style:style style:name="T7" style:family="text">
      <style:text-properties fo:font-variant="normal" fo:text-transform="none" fo:color="#ff0000" style:text-line-through-style="none" style:text-line-through-type="none" style:text-position="0% 100%" style:font-name="함초롬바탕" fo:font-size="10pt" fo:font-style="normal" style:text-underline-style="none" fo:font-weight="bold" fo:background-color="transparent" loext:char-shading-value="0" style:font-name-asian="함초롬바탕1" style:font-size-asian="10pt" style:font-style-asian="normal" style:font-weight-asian="bold" style:font-name-complex="함초롬바탕1" style:font-size-complex="10pt"/>
    </style:style>
    <style:style style:name="T8" style:family="text">
      <style:text-properties fo:font-variant="normal" fo:text-transform="none" fo:color="#0000ff" style:text-line-through-style="none" style:text-line-through-type="none" style:text-position="0% 100%" style:font-name="함초롬바탕" fo:font-size="10pt" fo:font-style="normal" style:text-underline-style="none" fo:font-weight="bold" fo:background-color="transparent" loext:char-shading-value="0" style:font-name-asian="함초롬바탕1" style:font-size-asian="10pt" style:font-style-asian="normal" style:font-weight-asian="bold" style:font-name-complex="함초롬바탕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강점1</text:span></text:p>
      <text:p text:style-name="P4"/>
      <text:p text:style-name="P1"><text:span text:style-name="T1">#　키워드 : 소통, 협업, 책임감</text:span></text:p>
      <text:p text:style-name="P1"><text:span text:style-name="T1">#　강점 :　</text:span><text:span text:style-name="T5">조직 간의 소통능력과 책임감</text:span><text:span text:style-name="T6"> </text:span></text:p>
      <text:p text:style-name="P1"><text:span text:style-name="T1"># 노하우 or 이유 : </text:span><text:span text:style-name="T5">소통</text:span><text:span text:style-name="T1">을 통해 극복해야 할 </text:span><text:span text:style-name="T5">과제를 분명하게 정의</text:span><text:span text:style-name="T1">하는 것</text:span></text:p>
      <text:p text:style-name="P1"><text:span text:style-name="T1"># 사례 : 대학교 축제 프로젝트</text:span></text:p>
      <text:p text:style-name="P1"><text:span text:style-name="T1"><text:s text:c="2"/>- 사례요약 :</text:span><text:span text:style-name="T5"> </text:span><text:span text:style-name="T1">프로젝트를 소통과 협업을 통해 어려움을 극복한 경험</text:span></text:p>
      <text:p text:style-name="P1"><text:span text:style-name="T1"><text:s text:c="2"/>- 주요과업 : 행사기획, 예산 집행, 프로젝트 수행</text:span></text:p>
      <text:p text:style-name="P1"><text:span text:style-name="T1"><text:s text:c="2"/>- 중요하게 생각한 것 : 해결해야 할 과제를 협업과 소통을 통해 해결하는 것</text:span></text:p>
      <text:p text:style-name="P1"><text:span text:style-name="T1"><text:s text:c="2"/>- 행동 : 효과적인 예산 계획안 작성, 프로젝트 방향성 제고</text:span></text:p>
      <text:p text:style-name="P1"><text:span text:style-name="T1"><text:s text:c="2"/>- 결과 : 30% 비용절감</text:span></text:p>
      <text:p text:style-name="P1"><text:span text:style-name="T1"># 어필 :　책임감</text:span></text:p>
      <text:p text:style-name="P1"><text:span text:style-name="T1">--------------------------------------------------------------------------------------</text:span></text:p>
      <text:p text:style-name="P1"><text:span text:style-name="T7">[조직원 간의 소통 능력과 책임감]</text:span></text:p>
      <text:p text:style-name="P1"><text:span text:style-name="T1"><text:s text:c="2"/></text:span><text:span text:style-name="T8">저의 강점은</text:span><text:span text:style-name="T1"> </text:span><text:span text:style-name="T5">프로젝트를 성공</text:span><text:span text:style-name="T1">시킬 </text:span><text:span text:style-name="T8">수 있는</text:span><text:span text:style-name="T1"> </text:span><text:span text:style-name="T5">책임감</text:span><text:span text:style-name="T8">입니다.</text:span><text:span text:style-name="T1"> 프로젝트를 성공적인 결과를 이루기 위해서는 소통, 협업, 책임감이 중요하다는 경험을 하였습니다. 또한 효과적은 소통을 하기 위해서는 극복해야 할 과제를 분명하게 정의하는 것이었습니다.</text:span></text:p>
      <text:p text:style-name="P1"><text:span text:style-name="T1"><text:s text:c="2"/>대학 축제</text:span><text:span text:style-name="T6"> </text:span><text:span text:style-name="T5">프로젝트</text:span><text:span text:style-name="T1">를 성공적인 결과를 낸 </text:span><text:span text:style-name="T8">경험을 통해</text:span><text:span text:style-name="T1"> 조직원 간의 </text:span><text:span text:style-name="T5">소통, 협업, 책임감</text:span><text:span text:style-name="T1">이 </text:span><text:span text:style-name="T8">중요하다는 경험을 하였습니다</text:span><text:span text:style-name="T1">. </text:span><text:span text:style-name="T8">주요 과업은</text:span><text:span text:style-name="T1"> </text:span><text:span text:style-name="T5">프로젝트 총괄 역할</text:span><text:span text:style-name="T1">이었습니다. </text:span><text:span text:style-name="T8">문제는</text:span><text:span text:style-name="T1"> 예정되어 있던 중요 행사가 갑작스럽게 취소된 것이었습니다.</text:span><text:span text:style-name="T8"> 문제를 해결하기 위해</text:span><text:span text:style-name="T1"> </text:span><text:span text:style-name="T5">극복해야 할 과제를 분명하게 정의하고, 각 부서와 소통과 협업</text:span><text:span text:style-name="T1">하였습니다. 어려운 점 </text:span><text:span text:style-name="T8">두 가지</text:span><text:span text:style-name="T1">가 있었습니다.</text:span><text:span text:style-name="T8"> 첫 번째는</text:span><text:span text:style-name="T1"> 예산기획이었고, </text:span><text:span text:style-name="T8">두 번째는</text:span><text:span text:style-name="T1"> 프로젝트의 방향성 설정이었습니다. </text:span><text:span text:style-name="T8">두 가지 어려운 점을 극복하기 위해서 </text:span><text:span text:style-name="T1">사무담당 임원과 함께 예산 계획안을 작성하였습니다. 불필요한 경비를 제외한 최소의 투자로 효율적인 예산활용 하여 어려움을 극복하였습니다. <text:s/>임원들과 소통하고 협력을 통해서 프로젝트의 방향성을 제고하였습니다. </text:span><text:span text:style-name="T8">그 결과 </text:span><text:span text:style-name="T5">예정 행사 비용의 1,000만원에서 30%의 비용을 절감시켜 효과적인 예산집행</text:span><text:span text:style-name="T1">을 하였습니다. 학교, 학생 측 모두 신선하고 재밌었다는 만족스러운 결과를 만들어냈습니다.</text:span><text:span text:style-name="T8"> 이러한 경험을 바탕으로 </text:span><text:span text:style-name="T1">맡은 업무에 최선을 다하고 책임감 있는 모습을 보여줄 수 있는 인재가 되겠습니다.</text:span></text:p>
      <text:p text:style-name="P1"><text:span text:style-name="T1">--------------------------------------------------------------------------------------</text:span></text:p>
      <text:p text:style-name="P1"><text:span text:style-name="T1"># 문장 구조</text:span></text:p>
      <text:p text:style-name="P1"><text:span text:style-name="T7">[소주제]</text:span></text:p>
      <text:p text:style-name="P1"><text:span text:style-name="T1">&lt;주장&gt;</text:span></text:p>
      <text:p text:style-name="P1"><text:span text:style-name="T8">저의 강점은 </text:span><text:span text:style-name="T5">00(업무)</text:span><text:span text:style-name="T8">하는</text:span><text:span text:style-name="T1"> </text:span><text:span text:style-name="T5">00(태도)</text:span><text:span text:style-name="T8">입니다.</text:span></text:p>
      <text:p text:style-name="P1"><text:span text:style-name="T1">&lt;노하우&gt;</text:span></text:p>
      <text:p text:style-name="P1"><text:span text:style-name="T1">노하우 소개(행동의 일반화)</text:span></text:p>
      <text:p text:style-name="P1"><text:span text:style-name="T1">&lt;사례&gt;</text:span></text:p>
      <text:p text:style-name="P1"><text:span text:style-name="T1">사례요약 : 00</text:span><text:span text:style-name="T8">을 통해</text:span><text:span text:style-name="T1"> 00</text:span><text:span text:style-name="T8">이 된다는 것을 경험</text:span><text:span text:style-name="T1">하였습니다.</text:span></text:p>
      <text:p text:style-name="P1"><text:span text:style-name="T1">주요과업 : </text:span><text:span text:style-name="T8">주요과업</text:span><text:span text:style-name="T1">은 00 이었습니다.</text:span></text:p>
      <text:p text:style-name="P1"><text:span text:style-name="T1">문제 : </text:span><text:span text:style-name="T8">문제는</text:span><text:span text:style-name="T1"> 00 이었습니다.</text:span></text:p>
      <text:p text:style-name="P1"><text:span text:style-name="T1">중요하게 생각한 것 : </text:span><text:span text:style-name="T8">문제를 해결하기 위해</text:span><text:span text:style-name="T1"> </text:span><text:span text:style-name="T5">00(주장)</text:span><text:span text:style-name="T8">하였습니다.</text:span></text:p>
      <text:p text:style-name="P1"><text:span text:style-name="T1">행동 : </text:span><text:span text:style-name="T8">첫 번째, 두 번째, 어려움을 극복하기 위해서(00(주장) 구체화)</text:span></text:p>
      <text:p text:style-name="P1"><text:span text:style-name="T1">결과 : </text:span><text:span text:style-name="T8">그 결과</text:span><text:span text:style-name="T1"> 00 했습니다.</text:span></text:p>
      <text:p text:style-name="P8"><text:span text:style-name="T4">강점3</text:span></text:p>
      <text:p text:style-name="P4"/>
      <text:p text:style-name="P1"><text:span text:style-name="T1">#　키워드 : 니즈파악</text:span></text:p>
      <text:p text:style-name="P1"><text:span text:style-name="T1">#　강점 :　</text:span><text:span text:style-name="T5">호기심</text:span></text:p>
      <text:p text:style-name="P1"><text:span text:style-name="T1"># 노하우 or 이유 : </text:span><text:span text:style-name="T5">니즈파악</text:span></text:p>
      <text:p text:style-name="P1"><text:span text:style-name="T1"># 사례 : 장난감 판촉판매</text:span></text:p>
      <text:p text:style-name="P1"><text:span text:style-name="T1"><text:s text:c="2"/>- 사례요약 : 호기심을 바탕으로 한 판매 전략이 실적 향상으로 이어진 경험</text:span></text:p>
      <text:p text:style-name="P1"><text:span text:style-name="T1"><text:s text:c="2"/>- 주요과업 : 장난감 판매</text:span></text:p>
      <text:p text:style-name="P1"><text:span text:style-name="T1"><text:s text:c="2"/>- 중요하게 생각한 것 : 무엇을 원할지 고민하는 것</text:span></text:p>
      <text:p text:style-name="P1"><text:span text:style-name="T1"><text:s text:c="2"/>- 행동 : 아이 혼자 잘 놀 수 있도록 고민</text:span></text:p>
      <text:p text:style-name="P1"><text:span text:style-name="T1"><text:s text:c="2"/>- 결과 : 실적 1등사원</text:span></text:p>
      <text:p text:style-name="P1"><text:span text:style-name="T1"># 어필 :　니즈 파악과 소통</text:span></text:p>
      <text:p text:style-name="P1"><text:span text:style-name="T1">--------------------------------------------------------------------------------------</text:span></text:p>
      <text:p text:style-name="P1"><text:span text:style-name="T7">[사람을 향한 호기심]</text:span></text:p>
      <text:p text:style-name="P1"><text:span text:style-name="T8">제 성격의 장점은</text:span><text:span text:style-name="T1"> 사람을 향한 </text:span><text:span text:style-name="T5">'호기심'</text:span><text:span text:style-name="T1">이 많다는 것입니다. 호기심은 </text:span><text:span text:style-name="T5">고객의 니즈파악에 도움</text:span><text:span text:style-name="T1">이 되었습니다. </text:span><text:span text:style-name="T5">장난감 판촉판매</text:span><text:span text:style-name="T8"> 경험을 통해</text:span><text:span text:style-name="T5"> 호기심</text:span><text:span text:style-name="T1">이 </text:span><text:span text:style-name="T5">판매 실적향상</text:span><text:span text:style-name="T1">으로 </text:span><text:span text:style-name="T8">이어진 것을 경험</text:span><text:span text:style-name="T1">하였습니다. </text:span><text:span text:style-name="T8">단기 판촉 행사 사원</text:span><text:span text:style-name="T1">으로 </text:span><text:span text:style-name="T5">장난감 판매</text:span><text:span text:style-name="T1">를 맡았던 적이 있습니다. </text:span><text:span text:style-name="T8">중요하게 생각한 것</text:span><text:span text:style-name="T1">은 </text:span><text:span text:style-name="T5">타겟층인 아이부터 실구매자인 부모까지 고려하여 판매 전략을 수립</text:span><text:span text:style-name="T1">해야 했습니다. 따라서 </text:span><text:span text:style-name="T5">호기심을</text:span><text:span text:style-name="T1"> 가지고 그들이 무엇을 원할지 </text:span><text:span text:style-name="T5">고민</text:span><text:span text:style-name="T1">했습니다. 그리고 아이와 함께 놀아주는 것도 좋지만, 아이가 혼자서도 장난감을 가지고 잘 놀 수 있게끔 유도하는 것 역시 중요하다고 생각했습니다. 실구매자인 부모의 관점에서, 아이를 잠깐 챙기지 못했을 때도 아이가 보채지 않고 </text:span><text:span text:style-name="T5">장난감으로 잘 놀고 있기를 바랄 거라 판단</text:span><text:span text:style-name="T1">했기 때문입니다. 그리하여 아이에게 먼저 장난감의 사용법을 알려준 뒤, 아이가 혼자 최대한 잘 가지고 놀 수 있게 했습니다. 그리고 그동안 부모님들께는 가격할인이나 </text:span><text:span text:style-name="T5">AS 정보와 같은 정보를 친절하게 전달</text:span><text:span text:style-name="T1">해드렸습니다. </text:span><text:span text:style-name="T8">그 결과로 </text:span><text:span text:style-name="T1">저는 </text:span><text:span text:style-name="T5">판매 실적 1위 사원</text:span><text:span text:style-name="T1">으로 선정되는 쾌거를 거두게 되었습니다. </text:span><text:span text:style-name="T8">이러한 경험을 바탕으로</text:span><text:span text:style-name="T5">,</text:span><text:span text:style-name="T1"> 저의 호기심이 앞으로 마케팅 분야에서 </text:span><text:span text:style-name="T5">고객들의 니즈 파악과 소통</text:span><text:span text:style-name="T1">에 큰 도움이 될 수 있다고 생각합니다.</text:span></text:p>
      <text:p text:style-name="P1"><text:span text:style-name="T1">-------------------------------------------------------------------------------------</text:span></text:p>
      <text:p text:style-name="P1"><text:span text:style-name="T1"># 문장 구조</text:span></text:p>
      <text:p text:style-name="P1"><text:span text:style-name="T7">[소주제]</text:span></text:p>
      <text:p text:style-name="P1"><text:span text:style-name="T1">&lt;주장&gt;</text:span></text:p>
      <text:p text:style-name="P1"><text:span text:style-name="T8">저의 강점은 </text:span><text:span text:style-name="T5">00(업무)</text:span><text:span text:style-name="T8">하는</text:span><text:span text:style-name="T1"> </text:span><text:span text:style-name="T5">00(태도)</text:span><text:span text:style-name="T8">입니다.</text:span></text:p>
      <text:p text:style-name="P1"><text:span text:style-name="T1">&lt;노하우&gt;</text:span></text:p>
      <text:p text:style-name="P1"><text:span text:style-name="T1">노하우 소개(행동의 일반화)</text:span></text:p>
      <text:p text:style-name="P1"><text:span text:style-name="T1">&lt;사례&gt;</text:span></text:p>
      <text:p text:style-name="P1"><text:span text:style-name="T1">사례요약 : 00</text:span><text:span text:style-name="T8">을 통해</text:span><text:span text:style-name="T1"> 00</text:span><text:span text:style-name="T8">이 된다는 것을 경험</text:span><text:span text:style-name="T1">하였습니다.</text:span></text:p>
      <text:p text:style-name="P1"><text:span text:style-name="T1">주요과업 : </text:span><text:span text:style-name="T8">주요과업</text:span><text:span text:style-name="T1">은 00 이었습니다.</text:span></text:p>
      <text:p text:style-name="P1"><text:span text:style-name="T1">문제 : </text:span><text:span text:style-name="T8">문제는</text:span><text:span text:style-name="T1"> 00 이었습니다.</text:span></text:p>
      <text:p text:style-name="P1"><text:span text:style-name="T1">중요하게 생각한 것 : </text:span><text:span text:style-name="T8">문제를 해결하기 위해</text:span><text:span text:style-name="T1"> </text:span><text:span text:style-name="T5">00(주장)</text:span><text:span text:style-name="T8">하였습니다.</text:span></text:p>
      <text:p text:style-name="P1"><text:span text:style-name="T1">행동 : </text:span><text:span text:style-name="T8">00(주장) 구체화</text:span></text:p>
      <text:p text:style-name="P1"><text:span text:style-name="T1">결과 : </text:span><text:span text:style-name="T8">그 결과</text:span><text:span text:style-name="T1"> 00 했습니다.</text:span></text:p>
      <text:p text:style-name="Standard"/>
      <text:p text:style-name="P8"><text:span text:style-name="T1">강점3</text:span></text:p>
      <text:p text:style-name="P4"/>
      <text:p text:style-name="P1"><text:span text:style-name="T1">#　키워드 : 호기심, 니즈파악</text:span></text:p>
      <text:p text:style-name="P1"><text:span text:style-name="T1">#　강점 :　</text:span><text:span text:style-name="T5">호기심</text:span></text:p>
      <text:p text:style-name="P1"><text:span text:style-name="T1"># 노하우 or 이유 : </text:span><text:span text:style-name="T5">니즈파악</text:span></text:p>
      <text:p text:style-name="P1"><text:span text:style-name="T1"># 사례 : 장난감 판촉판매</text:span></text:p>
      <text:p text:style-name="P1"><text:span text:style-name="T1"><text:s text:c="2"/>- 사례요약 : 호기심을 바탕으로 한 판매 전략이 실적 향상으로 이어진 경험</text:span></text:p>
      <text:p text:style-name="P1"><text:span text:style-name="T1"><text:s text:c="2"/>- 주요과업 : 장난감 판매</text:span></text:p>
      <text:p text:style-name="P1"><text:span text:style-name="T1"><text:s text:c="2"/>- 중요하게 생각한 것 : 무엇을 원할지 고민하는 것</text:span></text:p>
      <text:p text:style-name="P1"><text:span text:style-name="T1"><text:s text:c="2"/>- 행동 : 아이 혼자 잘 놀 수 있도록 고민</text:span></text:p>
      <text:p text:style-name="P1"><text:span text:style-name="T1"><text:s text:c="2"/>- 결과 : 실적 1등사원</text:span></text:p>
      <text:p text:style-name="P1"><text:span text:style-name="T1"># 어필 :　니즈 파악과 소통</text:span></text:p>
      <text:p text:style-name="P1"><text:span text:style-name="T1">--------------------------------------------------------------------------------------</text:span></text:p>
      <text:p text:style-name="P1"><text:span text:style-name="T7">[사람을 향한 호기심]</text:span></text:p>
      <text:p text:style-name="P1"><text:span text:style-name="T8">제 성격의 장점은</text:span><text:span text:style-name="T1"> 사람을 향한 </text:span><text:span text:style-name="T5">'호기심'</text:span><text:span text:style-name="T1">이 많다는 것입니다. 호기심은 </text:span><text:span text:style-name="T5">고객의 니즈파악에 도움</text:span><text:span text:style-name="T1">이 되었습니다. </text:span><text:span text:style-name="T5">장난감 판촉판매</text:span><text:span text:style-name="T8"> 경험을 통해</text:span><text:span text:style-name="T5"> 호기심</text:span><text:span text:style-name="T1">이 </text:span><text:span text:style-name="T5">판매 실적향상</text:span><text:span text:style-name="T1">으로 </text:span><text:span text:style-name="T8">이어진 것을 경험</text:span><text:span text:style-name="T1">하였습니다. </text:span><text:span text:style-name="T8">단기 판촉 행사 사원</text:span><text:span text:style-name="T1">으로 </text:span><text:span text:style-name="T5">장난감 판매</text:span><text:span text:style-name="T1">를 맡았던 적이 있습니다. </text:span><text:span text:style-name="T8">중요하게 생각한 것</text:span><text:span text:style-name="T1">은 </text:span><text:span text:style-name="T5">타겟층인 아이부터 실구매자인 부모까지 고려하여 판매 전략을 수립</text:span><text:span text:style-name="T1">해야 했습니다. 따라서 </text:span><text:span text:style-name="T5">호기심을</text:span><text:span text:style-name="T1"> 가지고 그들이 무엇을 원할지 </text:span><text:span text:style-name="T5">고민</text:span><text:span text:style-name="T1">했습니다. 그리고 아이와 함께 놀아주는 것도 좋지만, 아이가 혼자서도 장난감을 가지고 잘 놀 수 있게끔 유도하는 것 역시 중요하다고 생각했습니다. 실구매자인 부모의 관점에서, 아이를 잠깐 챙기지 못했을 때도 아이가 보채지 않고 </text:span><text:span text:style-name="T5">장난감으로 잘 놀고 있기를 바랄 거라 판단</text:span><text:span text:style-name="T1">했기 때문입니다. 그리하여 아이에게 먼저 장난감의 사용법을 알려준 뒤, 아이가 혼자 최대한 잘 가지고 놀 수 있게 했습니다. 그리고 그동안 부모님들께는 가격할인이나 </text:span><text:span text:style-name="T5">AS 정보와 같은 정보를 친절하게 전달</text:span><text:span text:style-name="T1">해드렸습니다. </text:span><text:span text:style-name="T8">그 결과로 </text:span><text:span text:style-name="T1">저는 </text:span><text:span text:style-name="T5">판매 실적 1위 사원</text:span><text:span text:style-name="T1">으로 선정되는 쾌거를 거두게 되었습니다. </text:span><text:span text:style-name="T8">이러한 경험을 바탕으로</text:span><text:span text:style-name="T5">,</text:span><text:span text:style-name="T1"> 저의 호기심이 앞으로 마케팅 분야에서 </text:span><text:span text:style-name="T5">고객들의 니즈 파악과 소통</text:span><text:span text:style-name="T1">에 큰 도움이 될 수 있다고 생각합니다.</text:span></text:p>
      <text:p text:style-name="P1"><text:span text:style-name="T1">-------------------------------------------------------------------------------------</text:span></text:p>
      <text:p text:style-name="P1"><text:span text:style-name="T1"># 문장 구조</text:span></text:p>
      <text:p text:style-name="P1"><text:span text:style-name="T7">[소주제]</text:span></text:p>
      <text:p text:style-name="P1"><text:span text:style-name="T1">&lt;주장&gt;</text:span></text:p>
      <text:p text:style-name="P1"><text:span text:style-name="T8">저의 강점은 </text:span><text:span text:style-name="T5">00(업무)</text:span><text:span text:style-name="T8">하는</text:span><text:span text:style-name="T1"> </text:span><text:span text:style-name="T5">00(태도)</text:span><text:span text:style-name="T8">입니다.</text:span></text:p>
      <text:p text:style-name="P1"><text:span text:style-name="T1">&lt;노하우&gt;</text:span></text:p>
      <text:p text:style-name="P1"><text:span text:style-name="T1">노하우 소개(행동의 일반화)</text:span></text:p>
      <text:p text:style-name="P1"><text:span text:style-name="T1">&lt;사례&gt;</text:span></text:p>
      <text:p text:style-name="P1"><text:span text:style-name="T1">사례요약 : 00</text:span><text:span text:style-name="T8">을 통해</text:span><text:span text:style-name="T1"> 00</text:span><text:span text:style-name="T8">이 된다는 것을 경험</text:span><text:span text:style-name="T1">하였습니다.</text:span></text:p>
      <text:p text:style-name="P1"><text:span text:style-name="T1">주요과업 : </text:span><text:span text:style-name="T8">주요과업</text:span><text:span text:style-name="T1">은 00 이었습니다.</text:span></text:p>
      <text:p text:style-name="P1"><text:span text:style-name="T1">문제 : </text:span><text:span text:style-name="T8">문제는</text:span><text:span text:style-name="T1"> 00 이었습니다.</text:span></text:p>
      <text:p text:style-name="P1"><text:span text:style-name="T1">중요하게 생각한 것 : </text:span><text:span text:style-name="T8">문제를 해결하기 위해</text:span><text:span text:style-name="T1"> </text:span><text:span text:style-name="T5">00(주장)</text:span><text:span text:style-name="T8">하였습니다.</text:span></text:p>
      <text:p text:style-name="P1"><text:span text:style-name="T1">행동 : </text:span><text:span text:style-name="T8">00(주장) 구체화</text:span></text:p>
      <text:p text:style-name="P1"><text:span text:style-name="T1">결과 : </text:span><text:span text:style-name="T8">그 결과</text:span><text:span text:style-name="T1"> 00 했습니다.</text:span></text:p>
      <text:p text:style-name="P1"><text:span text:style-name="T1">&lt;직무와 연관성&gt;</text:span></text:p>
      <text:p text:style-name="P1"><text:span text:style-name="T1">강점4</text:span></text:p>
      <text:p text:style-name="P4"><text:soft-page-break/></text:p>
      <text:p text:style-name="P1"><text:span text:style-name="T1">#　키워드 : 꼼꼼함</text:span></text:p>
      <text:p text:style-name="P1"><text:span text:style-name="T1">#　강점 :　</text:span><text:span text:style-name="T5">꼼꼼함</text:span></text:p>
      <text:p text:style-name="P1"><text:span text:style-name="T1"># 노하우 or 이유 : </text:span><text:span text:style-name="T5">체크리스트</text:span></text:p>
      <text:p text:style-name="P1"><text:span text:style-name="T1"># 사례 : 총학생회 문화국원 과대표</text:span></text:p>
      <text:p text:style-name="P1"><text:span text:style-name="T1"><text:s text:c="2"/>- 사례요약 : 총학생회 문화국원 과대표로 2년간 꼼꼼하게 업무를 처리하는 습관을 익힘</text:span></text:p>
      <text:p text:style-name="P1"><text:span text:style-name="T1"><text:s text:c="2"/>- 중요하게 생각한 것 : 기억만으로는 불가능하고 기록, 정리하는 일을 습관화</text:span></text:p>
      <text:p text:style-name="P1"><text:span text:style-name="T1"><text:s text:c="2"/>- 행동 : 일정 업무 기록, 조직원들과 공유, 자주보이는 곳에 위치시켜 수시로 보기</text:span></text:p>
      <text:p text:style-name="P1"><text:span text:style-name="T1"><text:s text:c="2"/>- 결과 : 차질없이 면밀히 수행</text:span></text:p>
      <text:p text:style-name="P1"><text:span text:style-name="T1"># 어필 :　꼼꼼하게 기록하고 정리하는 자세</text:span></text:p>
      <text:p text:style-name="P1"><text:span text:style-name="T1">--------------------------------------------------------------------------------------</text:span></text:p>
      <text:p text:style-name="P1"><text:span text:style-name="T7">[꼼꼼히 기록하고 정리하는 자세]</text:span></text:p>
      <text:p text:style-name="P1"><text:span text:style-name="T5">꼼꼼한 성격</text:span><text:span text:style-name="T1">은 </text:span><text:span text:style-name="T8">저의 강점</text:span><text:span text:style-name="T1">입니다. 꼼꼼함은 자신만의 </text:span><text:span text:style-name="T5">체크리스트</text:span><text:span text:style-name="T1"> 혹은 방식으로 </text:span><text:span text:style-name="T5">맡은 일을 차질 없이 면밀하게 수행할 수 있는 성격</text:span><text:span text:style-name="T1">이라고 생각합니다.</text:span></text:p>
      <text:p text:style-name="P1"><text:span text:style-name="T5">대학교 총학생회 문화국원과, 학생회</text:span><text:span text:style-name="T8">를 겸하면서 </text:span><text:span text:style-name="T1">2 년동안 다방면의 교내활동을 하며 </text:span><text:span text:style-name="T5">꼼꼼하게 업무</text:span><text:span text:style-name="T8">하는 습관을 익혔습니다</text:span><text:span text:style-name="T1">.</text:span><text:span text:style-name="T8"> 문제는</text:span><text:span text:style-name="T1"> 학업과 교내활동, 사적인 스케줄을 소화하기 위해서는 기억력만으로써 불가능하다는 것을 경험하였습니다. </text:span><text:span text:style-name="T8">일을 모두 해내기 위해서는</text:span><text:span text:style-name="T1"> </text:span><text:span text:style-name="T5">꼼꼼히 기록하고, 수시로 정리하는 습관</text:span><text:span text:style-name="T1">이 중요하다는 것을 깨닫게 되었습니다. 일정과 업무를 꼼꼼히 기록하고, 조직원들과 함께 공유하여 경각심을 일으키는 것을 목표로 하였습니다. 일정과 업무가 생길 때마다 꼼꼼하게 메모하는 습관을 들였습니다. 일주일 단위로 조직원들과 일정을 공유하면서 업무에 차질이 없게 하였습니다. </text:span><text:span text:style-name="T8">그 결과</text:span><text:span text:style-name="T1"> </text:span><text:span text:style-name="T5">꼼꼼하게 메모하고 정리하는 것과 머릿속으로 그 업무 혹은 일정을 수시로 생각하는 습관</text:span><text:span text:style-name="T1">이 들여져 제가 맡은 일은 차질 없이 면밀히 수행할 수 있는 성격을 갖추게 되었습니다.</text:span></text:p>
      <text:p text:style-name="P1"><text:span text:style-name="T1">항상 머릿속으로 업</text:span><text:span text:style-name="T5">무와 일정을 생각하는 습관을 들이고, 꼼꼼하게 기록하고 정리하는 자세</text:span><text:span text:style-name="T1">를 갖춘 인재라고 생각합니다.</text:span></text:p>
      <text:p text:style-name="P1"><text:span text:style-name="T1">-------------------------------------------------------------------------------------</text:span></text:p>
      <text:p text:style-name="P1"><text:span text:style-name="T1"># 문장 구조</text:span></text:p>
      <text:p text:style-name="P1"><text:span text:style-name="T7">[소주제]</text:span></text:p>
      <text:p text:style-name="P1"><text:span text:style-name="T1">&lt;주장&gt;</text:span></text:p>
      <text:p text:style-name="P1"><text:span text:style-name="T5">00(태도)은 </text:span><text:span text:style-name="T8">저의 강점입니다.</text:span></text:p>
      <text:p text:style-name="P1"><text:span text:style-name="T1">&lt;노하우&gt;</text:span></text:p>
      <text:p text:style-name="P1"><text:span text:style-name="T1">노하우 소개(행동의 일반화)</text:span></text:p>
      <text:p text:style-name="P1"><text:span text:style-name="T1">&lt;사례&gt;</text:span></text:p>
      <text:p text:style-name="P1"><text:span text:style-name="T1">사례요약 : 00</text:span><text:span text:style-name="T8">을 통해</text:span><text:span text:style-name="T1"> 00</text:span><text:span text:style-name="T8">이 된다는 것을 익</text:span><text:span text:style-name="T1">혔습니다.</text:span></text:p>
      <text:p text:style-name="P1"><text:span text:style-name="T1">문제 : </text:span><text:span text:style-name="T8">문제는</text:span><text:span text:style-name="T1"> 00 이었습니다.</text:span></text:p>
      <text:p text:style-name="P1"><text:span text:style-name="T1">중요하게 생각한 것 : </text:span><text:span text:style-name="T8">문제를 해결하기 위해</text:span><text:span text:style-name="T1"> </text:span><text:span text:style-name="T5">00(주장)</text:span><text:span text:style-name="T8">하였습니다.</text:span></text:p>
      <text:p text:style-name="P1"><text:span text:style-name="T1">행동 : </text:span><text:span text:style-name="T8">00(주장) 구체화</text:span></text:p>
      <text:p text:style-name="P1"><text:span text:style-name="T1">결과 : </text:span><text:span text:style-name="T8">그 결과</text:span><text:span text:style-name="T1"> 00 했습니다.</text:span></text:p>
      <text:p text:style-name="P1"><text:span text:style-name="T1">&lt;직무와 연관성&gt;</text:span></text:p>
      <text:p text:style-name="P1"><text:span text:style-name="T1">00이 중요한 경험을 하였습니다.</text:span></text:p>
      <text:p text:style-name="P1"><text:span text:style-name="T1">강점5</text:span></text:p>
      <text:p text:style-name="P4"/>
      <text:p text:style-name="P1"><text:soft-page-break/><text:span text:style-name="T1">#　키워드 : 책임감, 꼼꼼함</text:span></text:p>
      <text:p text:style-name="P1"><text:span text:style-name="T1">#　강점 :　책임감</text:span></text:p>
      <text:p text:style-name="P1"><text:span text:style-name="T1"># 노하우 or 이유 : 우선순위와, 진행현황을 파악하여 업무 처리하는 것</text:span></text:p>
      <text:p text:style-name="P1"><text:span text:style-name="T1"># 사례 : 여행사 아르바이트</text:span></text:p>
      <text:p text:style-name="P1"><text:span text:style-name="T1"><text:s text:c="2"/>- 사례요약 : 정해진 기간 안에 책임지고 업무를 완수</text:span></text:p>
      <text:p text:style-name="P1"><text:span text:style-name="T1"><text:s text:c="2"/>- 중요하게 생각한 것 : 우선순위와 진행도를 파악하기 위해 엑셀을 이용하여 고객리스트를 만듬</text:span></text:p>
      <text:p text:style-name="P1"><text:span text:style-name="T1"><text:s text:c="2"/>- 행동 : 이중삼중으로 예약</text:span></text:p>
      <text:p text:style-name="P1"><text:span text:style-name="T1"><text:s text:c="2"/>- 결과 : 고객의 불만사항이 없음</text:span></text:p>
      <text:p text:style-name="P1"><text:span text:style-name="T1"># 어필 :　실수 없는 업무처리</text:span></text:p>
      <text:p text:style-name="P1"><text:span text:style-name="T1">--------------------------------------------------------------------------------------</text:span></text:p>
      <text:p text:style-name="P1"><text:span text:style-name="T8">[정해진 기한 안에 업무를 완수 할 수 있는 책임감]</text:span></text:p>
      <text:p text:style-name="P1"><text:span text:style-name="T8">저의 장점은</text:span><text:span text:style-name="T1"> </text:span><text:span text:style-name="T5">정해진 기한 안에 업무를 완수</text:span><text:span text:style-name="T1">합니다. 정해진 기한에 업무를 완수하기 위해서는 우선순위와 진행 현황을 파악할 줄 알아야 한다고 경험하였습니다.</text:span></text:p>
      <text:p text:style-name="P4"/>
      <text:p text:style-name="P1"><text:span text:style-name="T5">여행사 아르바이트</text:span><text:span text:style-name="T1">를 </text:span><text:span text:style-name="T8">수행하며</text:span><text:span text:style-name="T1"> </text:span><text:span text:style-name="T5">정해진 기간 안에 책임지고 업무</text:span><text:span text:style-name="T1">를 </text:span><text:span text:style-name="T8">완수한 경험</text:span><text:span text:style-name="T1">이 있습니다. </text:span><text:span text:style-name="T8">문제는</text:span><text:span text:style-name="T1"> 70명 넘는 고객들의 여권, 비자, 항공권 등을 한 번에 예약해야 하는 상황이 있었습니다. 비자, 항공권 기한에 맞춰야 했습니다. 단 한 명의 고객이라도 실수한다면 70명의 예약이 취소되는 상황이었습니다. </text:span><text:span text:style-name="T8">중요하게 생각한 것은</text:span><text:span text:style-name="T1"> 우선순위와 진행도를 파악하기 위해 </text:span><text:span text:style-name="T5">엑셀을 이용하여 고객리스트</text:span><text:span text:style-name="T1">를 만들었습니다. 한 명 한 명 이중 삼중으로 틀린 부분은 없는지 확인하며 예약하였습니다. </text:span><text:span text:style-name="T8">그 결과</text:span><text:span text:style-name="T1"> 기한 안에 </text:span><text:span text:style-name="T5">틀린 점 없이 모두 예약</text:span><text:span text:style-name="T1">되었고, 고객들은 즐거운 여행을 하였습니다.</text:span></text:p>
      <text:p text:style-name="P1"><text:span text:style-name="T1">여러 가지 업무가 짧은 기한 안에 주어지더라도 우선순위를 설정하고 진행도를 파악하여 </text:span><text:span text:style-name="T5">실수 없는 업무처리</text:span><text:span text:style-name="T1">가 가능합니다.</text:span></text:p>
      <text:p text:style-name="P1"><text:span text:style-name="T1">-------------------------------------------------------------------------------------</text:span></text:p>
      <text:p text:style-name="P1"><text:span text:style-name="T1"># 문장 구조</text:span></text:p>
      <text:p text:style-name="P1"><text:span text:style-name="T7">[소주제]</text:span></text:p>
      <text:p text:style-name="P1"><text:span text:style-name="T1">&lt;주장&gt;</text:span></text:p>
      <text:p text:style-name="P1"><text:span text:style-name="T8">저의 장점은</text:span><text:span text:style-name="T5"> 00(태도)은 </text:span><text:span text:style-name="T8">입니다.</text:span></text:p>
      <text:p text:style-name="P1"><text:span text:style-name="T1">&lt;노하우&gt;</text:span></text:p>
      <text:p text:style-name="P1"><text:span text:style-name="T1">노하우 소개(행동의 일반화)</text:span></text:p>
      <text:p text:style-name="P1"><text:span text:style-name="T1">&lt;사례&gt;</text:span></text:p>
      <text:p text:style-name="P1"><text:span text:style-name="T1">사례요약 : 00</text:span><text:span text:style-name="T8">을 통해</text:span><text:span text:style-name="T1"> 00</text:span><text:span text:style-name="T8">이 하다는 경험이 있습니다.</text:span></text:p>
      <text:p text:style-name="P1"><text:span text:style-name="T1">문제 : </text:span><text:span text:style-name="T8">문제는</text:span><text:span text:style-name="T1"> 00 이었습니다.</text:span></text:p>
      <text:p text:style-name="P1"><text:span text:style-name="T1">중요하게 생각한 것 : </text:span><text:span text:style-name="T8">문제를 해결하기 위해</text:span><text:span text:style-name="T1"> </text:span><text:span text:style-name="T5">00(주장)</text:span><text:span text:style-name="T8">하였습니다.</text:span></text:p>
      <text:p text:style-name="P1"><text:span text:style-name="T1">행동 : </text:span><text:span text:style-name="T8">00(주장) 구체화</text:span></text:p>
      <text:p text:style-name="P1"><text:span text:style-name="T1">결과 : </text:span><text:span text:style-name="T8">그 결과</text:span><text:span text:style-name="T1"> 00 했습니다.</text:span></text:p>
      <text:p text:style-name="P1"><text:span text:style-name="T1">&lt;직무와 연관성&gt;</text:span></text:p>
      <text:p text:style-name="P1"><text:span text:style-name="T1">00이 중요한 경험을 하였습니다.</text:span></text:p>
      <text:p text:style-name="Standard"/>
      <text:p text:style-name="P8"><text:span text:style-name="T1">#　키워드 : <text:s/>Algorithm을 개발, 개선</text:span></text:p>
      <text:p text:style-name="P1"><text:span text:style-name="T1">#　강점 :　Algorithm을 개발, 개선</text:span></text:p>
      <text:p text:style-name="P1"><text:span text:style-name="T1"># 노하우 or 이유 : 코드에 대한 이해력을 높이기 위해 틈날 때마다 코드를 리뷰, 최적화</text:span></text:p>
      <text:p text:style-name="P1"><text:span text:style-name="T1"># 사례 : Phoenix 프로젝트, Cable Touch 문제해결</text:span></text:p>
      <text:p text:style-name="P4"/>
      <text:p text:style-name="P1"><text:span text:style-name="T1">--------------------------------------------------------------------------------------</text:span></text:p>
      <text:p text:style-name="P4"/>
      <text:p text:style-name="P1"><text:span text:style-name="T1"><text:s/></text:span><text:span text:style-name="T8">저의 강점은</text:span><text:span text:style-name="T1"> </text:span><text:span text:style-name="T5">Algorithm을 개발, 개선</text:span><text:span text:style-name="T1">하려는 </text:span><text:span text:style-name="T8">것입니다.</text:span></text:p>
      <text:p text:style-name="P1"><text:span text:style-name="T1"><text:s/>주어진 기간 내 요구조건에 맞게 프로젝트를 완료하는 것이 중요합니다. Algorithm 개발, 코드에 대한 이해와 관심, 데이터 분석 이 세 가지가 프로젝트를 수행하는 데 중요하다고 경험하였습니다. 코드에 대한 이해력을 높이기 위해 틈날 때마다 코드를 리뷰 하였습니다. 이 리뷰를 바탕으로 코드를 개선, 최적화하였습니다. 데이터 분석을 위해 표본을 많이 수집, 분류하였습니다. 이 데이터를 정확히 분석하고 활용하였습니다.</text:span></text:p>
      <text:p text:style-name="P4"/>
      <text:p text:style-name="P1"><text:span text:style-name="T1">[NEO 프로젝트의 Algorithm을 최적화하여 Phoenix 프로젝트에 활용 및 공유하다]</text:span></text:p>
      <text:p text:style-name="P1"><text:span text:style-name="T1"><text:s/>17년 NEO프로젝트에서 활용한 </text:span><text:span text:style-name="T5">Hover Touch Algorithm 최적화</text:span><text:span text:style-name="T8">하여</text:span><text:span text:style-name="T1"> </text:span><text:span text:style-name="T5">Phoenix 프로젝트에</text:span><text:span text:style-name="T8"> 활용</text:span><text:span text:style-name="T1">하였습니다. Phoenix 프로젝트는 Google의 Android One 스마트폰 양산 프로젝트였습니다. Phoenix 프로젝트는 NEO 프로젝트와 연관된 프로젝트였습니다. NEO 프로젝트에서 사용한 Hover Touch Algorithm을 최적화하여 프로젝트에 활용하였고, 팀원 모두가 활용할 수 있게 시각화하여 공유하였습니다.</text:span></text:p>
      <text:p text:style-name="P4"/>
      <text:p text:style-name="P1"><text:span text:style-name="T1">[NEO 프로젝트 시 데이터 표본을 높여 Cable Touch 문제를 해결하다] </text:span></text:p>
      <text:p text:style-name="P1"><text:span text:style-name="T1"><text:s text:c="3"/>NEO 프로젝트는 실리콘워스 최초의 프리미엄급 LG G7 스마트폰 양산 프로젝트입니다. 이 </text:span><text:span text:style-name="T5">프로젝트에서 데이터 표본</text:span><text:span text:style-name="T1">을 </text:span><text:span text:style-name="T8">높여 </text:span><text:span text:style-name="T5">Cable Touch 문제</text:span><text:span text:style-name="T8">를 해결</text:span><text:span text:style-name="T1">하였습니다. 문제는 Cable과 같은 전도성 물질에 의해 터치가 발생하는 것이 문제였습니다. 핸드폰 충전 케이블, 여러 회사의 이어폰, 특이한 모양의 이어폰 등 Cable Touch가 가능한 다양한 전도성 물체를 활용하여 많은 표본 Data를 추출하였습니다. 이 Data를 활</text:span><text:span text:style-name="T8">용하여</text:span><text:span text:style-name="T1"> </text:span><text:span text:style-name="T5">정확하게 데이터를 분석</text:span><text:span text:style-name="T8">하였고</text:span><text:span text:style-name="T1">, </text:span><text:span text:style-name="T5">Algorithm</text:span><text:span text:style-name="T1">을 </text:span><text:span text:style-name="T8">만들어 문제를 해결</text:span><text:span text:style-name="T1">하였습니다.</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pan text:style-name="T1"/></text:p>
      <text:p text:style-name="P2"><text:soft-page-break/><text:span text:style-name="T1">#　키워드 : 책임감, 꼼꼼함</text:span></text:p>
      <text:p text:style-name="P2"><text:span text:style-name="T1">#　강점 :　책임감</text:span></text:p>
      <text:p text:style-name="P2"><text:span text:style-name="T1"># 노하우 or 이유 : 우선순위와 내 능력, 진행현을 파악하여 업무 처리하는 것</text:span></text:p>
      <text:p text:style-name="P2"><text:span text:style-name="T1"># 사례 : </text:span><text:span text:style-name="T2">RAPA 프로젝트 <text:s/></text:span></text:p>
      <text:p text:style-name="P2"><text:span text:style-name="T1"><text:s text:c="2"/>- 사례요약 : 정해진 기간 안에 책임지고 업무를 완수</text:span></text:p>
      <text:p text:style-name="P2"><text:span text:style-name="T1"><text:s text:c="2"/>- 중요하게 생각한 것 : 우선순위와 진행도를 파악하기 위해 날짜 별로 체크리스트 작성 <text:s/></text:span></text:p>
      <text:p text:style-name="P2"><text:span text:style-name="T1"><text:s text:c="2"/>- 행동 : 체크리스트 완성 <text:s/></text:span></text:p>
      <text:p text:style-name="P2"><text:span text:style-name="T1"><text:s text:c="2"/>- 결과 : 프로젝트에서 내가 맡은 업무 완성, 완성도 있는 프로젝트 결과 <text:s/></text:span></text:p>
      <text:p text:style-name="P2"><text:span text:style-name="T1"># 어필 :　실수 없는 업무처리</text:span></text:p>
      <text:p text:style-name="P2"><text:span text:style-name="T1">--------------------------------------------------------------------------------------</text:span></text:p>
      <text:p text:style-name="P2"><text:span text:style-name="T8">[정해진 기한 안에 업무를 완수 할 수 있는 책임감]</text:span></text:p>
      <text:p text:style-name="P2"><text:span text:style-name="T8">저의 장점은</text:span><text:span text:style-name="T1"> </text:span><text:span text:style-name="T5">정해진 기한 안에 업무를 완수</text:span><text:span text:style-name="T1">합니다. 정해진 기한에 업무를 완수하기 위해서는 우선순위와 내 능력과 진행 현황을 파악할 줄 알아야 한다고 경험하였습니다.</text:span></text:p>
      <text:p text:style-name="P5"/>
      <text:p text:style-name="P3"><text:span text:style-name="T1">저는 </text:span><text:span text:style-name="T3">RAPA에서 C++을 이용한 게임만들기, OPENCV를 이용한 자율주행 프로젝트를 경험하였습니다.</text:span><text:span text:style-name="T1"> </text:span><text:span text:style-name="T8">문제는</text:span><text:span text:style-name="T1"> 프로젝트를 진행하는 기간이 충분하지 않다는 것이었습니다. </text:span><text:span text:style-name="T8">중요하게 생각한 것은</text:span><text:span text:style-name="T1"> 우선순위와 진행도를 파악하기 위해 날짜별로 체크 </text:span><text:span text:style-name="T5">리스트</text:span><text:span text:style-name="T1">를 만들었습니다. 날짜 시간 순으로 체크리스트를 채워 나가면서 프로젝트를 진행하였습니다. <text:s/></text:span><text:span text:style-name="T8">그 결과</text:span><text:span text:style-name="T1"> 기한 안에 제가 맡은 프로젝트 업무를 완성하였고, 더 나아가 다른 팀원들과 추가로 협업을 더 하면서 완성도 있는 프로젝트 결과물을 낼 수 있었습니다.</text:span></text:p>
      <text:p text:style-name="P2"><text:span text:style-name="T1">여러 가지 업무가 짧은 기한 안에 주어지더라도 우선순위를 설정하고 진행도를 파악하여 </text:span><text:span text:style-name="T5">실수 없는 업무처리</text:span><text:span text:style-name="T1">가 가능합니다.</text:span></text:p>
      <text:p text:style-name="P2"><text:span text:style-name="T1">-------------------------------------------------------------------------------------</text:span></text:p>
      <text:p text:style-name="P2"><text:span text:style-name="T1"># 문장 구조</text:span></text:p>
      <text:p text:style-name="P2"><text:span text:style-name="T7">[소주제]</text:span></text:p>
      <text:p text:style-name="P2"><text:span text:style-name="T1">&lt;주장&gt;</text:span></text:p>
      <text:p text:style-name="P2"><text:span text:style-name="T8">저의 장점은</text:span><text:span text:style-name="T5"> 00(태도)은 </text:span><text:span text:style-name="T8">입니다.</text:span></text:p>
      <text:p text:style-name="P2"><text:span text:style-name="T1">&lt;노하우&gt;</text:span></text:p>
      <text:p text:style-name="P2"><text:span text:style-name="T1">노하우 소개(행동의 일반화)</text:span></text:p>
      <text:p text:style-name="P2"><text:span text:style-name="T1">&lt;사례&gt;</text:span></text:p>
      <text:p text:style-name="P2"><text:span text:style-name="T1">사례요약 : 00</text:span><text:span text:style-name="T8">을 통해</text:span><text:span text:style-name="T1"> 00</text:span><text:span text:style-name="T8">이 하다는 경험이 있습니다.</text:span></text:p>
      <text:p text:style-name="P2"><text:span text:style-name="T1">문제 : </text:span><text:span text:style-name="T8">문제는</text:span><text:span text:style-name="T1"> 00 이었습니다.</text:span></text:p>
      <text:p text:style-name="P2"><text:span text:style-name="T1">중요하게 생각한 것 : </text:span><text:span text:style-name="T8">문제를 해결하기 위해</text:span><text:span text:style-name="T1"> </text:span><text:span text:style-name="T5">00(주장)</text:span><text:span text:style-name="T8">하였습니다.</text:span></text:p>
      <text:p text:style-name="P2"><text:span text:style-name="T1">행동 : </text:span><text:span text:style-name="T8">00(주장) 구체화</text:span></text:p>
      <text:p text:style-name="P2"><text:span text:style-name="T1">결과 : </text:span><text:span text:style-name="T8">그 결과</text:span><text:span text:style-name="T1"> 00 했습니다.</text:span></text:p>
      <text:p text:style-name="P2"><text:span text:style-name="T1">&lt;직무와 연관성&gt;</text:span></text:p>
      <text:p text:style-name="P2"><text:span text:style-name="T1">00이 중요한 경험을 하였습니다.</text:span></text:p>
      <text:p text:style-name="P7"><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함초롬바탕" fo:font-size="10pt" fo:language="en" fo:country="US" style:letter-kerning="false" style:font-name-asian="함초롬바탕1" style:font-size-asian="10pt" style:language-asian="ko" style:country-asian="KR" style:font-name-complex="함초롬바탕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함초롬바탕" fo:font-size="10pt" fo:language="en" fo:country="US" style:letter-kerning="false" style:font-name-asian="함초롬바탕1" style:font-size-asian="10pt" style:language-asian="ko" style:country-asian="KR" style:font-name-complex="함초롬바탕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20%"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left="0.529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20%" fo:text-align="justify"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바탕글" style:family="paragraph" style:default-outline-level="">
      <style:paragraph-properties fo:margin-top="0cm" fo:margin-bottom="0cm" loext:contextual-spacing="false" fo:line-height="120%" fo:text-align="justify" style:justify-single-word="false" fo:orphans="0" fo:widows="0" style:writing-mode="lr-tb"/>
    </style:style>
    <style:style style:name="개요_20_1" style:display-name="개요 1" style:family="paragraph" style:default-outline-level="">
      <style:paragraph-properties fo:margin-left="0.353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2" style:display-name="개요 2" style:family="paragraph" style:default-outline-level="">
      <style:paragraph-properties fo:margin-left="0.706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3" style:display-name="개요 3" style:family="paragraph" style:default-outline-level="">
      <style:paragraph-properties fo:margin-left="1.058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4" style:display-name="개요 4" style:family="paragraph" style:default-outline-level="">
      <style:paragraph-properties fo:margin-left="1.411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5" style:display-name="개요 5" style:family="paragraph" style:default-outline-level="">
      <style:paragraph-properties fo:margin-left="1.764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6" style:display-name="개요 6" style:family="paragraph" style:default-outline-level="">
      <style:paragraph-properties fo:margin-left="2.117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7" style:display-name="개요 7" style:family="paragraph" style:default-outline-level="">
      <style:paragraph-properties fo:margin-left="2.469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쪽_20_번호" style:display-name="쪽 번호" style:family="paragraph" style:default-outline-level="">
      <style:paragraph-properties fo:margin-top="0cm" fo:margin-bottom="0cm" loext:contextual-spacing="false" fo:line-height="120%" fo:text-align="justify" style:justify-single-word="false" fo:orphans="0" fo:widows="0" style:snap-to-layout-grid="false" style:writing-mode="lr-tb"/>
      <style:text-properties style:font-name="함초롬돋움" fo:font-family="함초롬돋움" style:font-family-generic="roman" style:font-pitch="variable" style:font-name-asian="함초롬돋움1" style:font-family-asian="함초롬돋움" style:font-family-generic-asian="system" style:font-pitch-asian="variable"/>
    </style:style>
    <style:style style:name="머리말" style:family="paragraph" style:default-outline-level="">
      <style:paragraph-properties fo:margin-top="0cm" fo:margin-bottom="0cm" loext:contextual-spacing="false" fo:line-height="112%" fo:text-align="justify" style:justify-single-word="false" fo:orphans="0" fo:widows="0" style:snap-to-layout-grid="false" style:writing-mode="lr-tb"/>
      <style:text-properties style:font-name="함초롬돋움" fo:font-family="함초롬돋움" style:font-family-generic="roman" style:font-pitch="variable" fo:font-size="9pt" style:font-name-asian="함초롬돋움1" style:font-family-asian="함초롬돋움" style:font-family-generic-asian="system" style:font-pitch-asian="variable" style:font-size-asian="9pt"/>
    </style:style>
    <style:style style:name="각주" style:family="paragraph" style:default-outline-level="">
      <style:paragraph-properties fo:margin-left="0.462cm" fo:margin-right="0cm" fo:margin-top="0cm" fo:margin-bottom="0cm" loext:contextual-spacing="false" fo:line-height="97%" fo:text-align="justify" style:justify-single-word="false" fo:orphans="0" fo:widows="0" fo:text-indent="-0.462cm" style:auto-text-indent="false" style:snap-to-layout-grid="false" style:writing-mode="lr-tb"/>
      <style:text-properties fo:font-size="9pt" style:font-size-asian="9pt"/>
    </style:style>
    <style:style style:name="미주" style:family="paragraph" style:default-outline-level="">
      <style:paragraph-properties fo:margin-left="0.462cm" fo:margin-right="0cm" fo:margin-top="0cm" fo:margin-bottom="0cm" loext:contextual-spacing="false" fo:line-height="97%" fo:text-align="justify" style:justify-single-word="false" fo:orphans="0" fo:widows="0" fo:text-indent="-0.462cm" style:auto-text-indent="false" style:snap-to-layout-grid="false" style:writing-mode="lr-tb"/>
      <style:text-properties fo:font-size="9pt" style:font-size-asian="9pt"/>
    </style:style>
    <style:style style:name="메모" style:family="paragraph" style:default-outline-level="">
      <style:paragraph-properties fo:margin-top="0cm" fo:margin-bottom="0cm" loext:contextual-spacing="false" fo:line-height="97%" fo:text-align="justify" style:justify-single-word="false" fo:orphans="0" fo:widows="0" style:writing-mode="lr-tb"/>
      <style:text-properties style:font-name="함초롬돋움" fo:font-family="함초롬돋움" style:font-family-generic="roman" style:font-pitch="variable" fo:font-size="9pt" fo:letter-spacing="-0.016cm" style:font-name-asian="함초롬돋움1" style:font-family-asian="함초롬돋움" style:font-family-generic-asian="system" style:font-pitch-asian="variable" style:font-size-asian="9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999cm" fo:margin-bottom="2.499cm" fo:margin-left="1.998cm" fo:margin-right="1.998cm"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04:49:00</meta:creation-date>
    <meta:initial-creator>Administrator</meta:initial-creator>
    <dc:date>2021-01-15T15:28:31.645070840</dc:date>
    <meta:editing-duration>PT22M4S</meta:editing-duration>
    <meta:editing-cycles>2</meta:editing-cycles>
    <meta:generator>LibreOffice/6.4.6.2$Linux_X86_64 LibreOffice_project/40$Build-2</meta:generator>
    <meta:document-statistic meta:table-count="0" meta:image-count="0" meta:object-count="0" meta:page-count="7" meta:paragraph-count="186" meta:word-count="5298" meta:character-count="8339" meta:non-whitespace-character-count="6685"/>
  </office:meta>
</office:document-meta>
</file>